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1.225cm" fo:min-width="37.785cm" fo:padding-top="0.252cm" fo:padding-bottom="0.252cm" fo:padding-left="0.377cm" fo:padding-right="0.377cm"/>
    </style:style>
    <style:style style:name="gr2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0.178cm" fo:min-width="37.758cm" fo:padding-top="0.252cm" fo:padding-bottom="0.252cm" fo:padding-left="0.377cm" fo:padding-right="0.377cm"/>
    </style:style>
    <style:style style:name="gr3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7.665cm" fo:min-width="12.2cm" fo:padding-top="0.252cm" fo:padding-bottom="0.252cm" fo:padding-left="0.377cm" fo:padding-right="0.377cm"/>
    </style:style>
    <style:style style:name="gr4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7.771cm" fo:min-width="10.606cm" fo:padding-top="0.252cm" fo:padding-bottom="0.252cm" fo:padding-left="0.377cm" fo:padding-right="0.377cm"/>
    </style:style>
    <style:style style:name="gr5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7.644cm" fo:min-width="13.089cm" fo:padding-top="0.252cm" fo:padding-bottom="0.252cm" fo:padding-left="0.377cm" fo:padding-right="0.377cm"/>
    </style:style>
    <style:style style:name="gr6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5.109cm" fo:min-width="37.912cm" fo:padding-top="0.252cm" fo:padding-bottom="0.252cm" fo:padding-left="0.377cm" fo:padding-right="0.377cm"/>
    </style:style>
    <style:style style:name="gr7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3.635cm" fo:min-width="37.912cm" fo:padding-top="0.252cm" fo:padding-bottom="0.252cm" fo:padding-left="0.377cm" fo:padding-right="0.377cm"/>
    </style:style>
    <style:style style:name="gr8" style:family="graphic" style:parent-style-name="objectwithoutfill">
      <style:graphic-properties svg:stroke-width="0.254cm" svg:stroke-color="#000000" draw:marker-start="Arrow" draw:marker-start-width="0.965cm" draw:marker-end="Arrow" draw:marker-end-width="1.067cm" draw:fill="none" draw:textarea-vertical-align="middle" fo:padding-top="0.252cm" fo:padding-bottom="0.252cm" fo:padding-left="0.377cm" fo:padding-right="0.3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8cm" fo:min-width="24.356cm"/>
    </style:style>
    <style:style style:name="gr10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1.225cm" fo:min-width="61.603cm" fo:padding-top="0.252cm" fo:padding-bottom="0.252cm" fo:padding-left="0.377cm" fo:padding-right="0.377cm"/>
    </style:style>
    <style:style style:name="gr11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0.178cm" fo:min-width="61.603cm" fo:padding-top="0.252cm" fo:padding-bottom="0.252cm" fo:padding-left="0.377cm" fo:padding-right="0.377cm"/>
    </style:style>
    <style:style style:name="gr12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7.599cm" fo:min-width="10.606cm" fo:padding-top="0.252cm" fo:padding-bottom="0.252cm" fo:padding-left="0.377cm" fo:padding-right="0.377cm"/>
    </style:style>
    <style:style style:name="gr13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3.684cm" fo:min-width="13.089cm" fo:padding-top="0.252cm" fo:padding-bottom="0.252cm" fo:padding-left="0.377cm" fo:padding-right="0.377cm"/>
    </style:style>
    <style:style style:name="gr14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7.931cm" fo:min-width="23.376cm" fo:padding-top="0.252cm" fo:padding-bottom="0.252cm" fo:padding-left="0.377cm" fo:padding-right="0.377cm"/>
    </style:style>
    <style:style style:name="gr15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4.982cm" fo:min-width="37.473cm" fo:padding-top="0.252cm" fo:padding-bottom="0.252cm" fo:padding-left="0.377cm" fo:padding-right="0.377cm"/>
    </style:style>
    <style:style style:name="gr16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2.537cm" fo:min-width="43.188cm" fo:padding-top="0.252cm" fo:padding-bottom="0.252cm" fo:padding-left="0.377cm" fo:padding-right="0.377cm"/>
    </style:style>
    <style:style style:name="gr17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12.353cm" fo:min-width="11.565cm" fo:padding-top="0.252cm" fo:padding-bottom="0.252cm" fo:padding-left="0.377cm" fo:padding-right="0.377cm"/>
    </style:style>
    <style:style style:name="gr18" style:family="graphic" style:parent-style-name="standard">
      <style:graphic-properties svg:stroke-width="0.254cm" svg:stroke-color="#3465a4" draw:marker-start-width="0.965cm" draw:marker-end-width="0.965cm" draw:textarea-vertical-align="middle" fo:padding-top="0.252cm" fo:padding-bottom="0.252cm" fo:padding-left="0.377cm" fo:padding-right="0.3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26cm" fo:min-width="6.623cm"/>
    </style:style>
    <style:style style:name="gr20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3.634cm" fo:min-width="37.383cm" fo:padding-top="0.252cm" fo:padding-bottom="0.252cm" fo:padding-left="0.377cm" fo:padding-right="0.37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56cm" fo:min-width="0cm"/>
    </style:style>
    <style:style style:name="gr22" style:family="graphic" style:parent-style-name="standard">
      <style:graphic-properties svg:stroke-width="0.254cm" svg:stroke-color="#3465a4" draw:marker-start-width="0.965cm" draw:marker-end-width="0.965cm" draw:textarea-horizontal-align="justify" draw:textarea-vertical-align="middle" draw:auto-grow-height="false" fo:min-height="3.685cm" fo:min-width="13.089cm" fo:padding-top="0.252cm" fo:padding-bottom="0.252cm" fo:padding-left="0.377cm" fo:padding-right="0.377cm"/>
    </style:style>
    <style:style style:name="gr23" style:family="graphic" style:parent-style-name="standard">
      <style:graphic-properties draw:stroke="solid" svg:stroke-width="0.508cm" svg:stroke-color="#000000" draw:marker-start-width="1.727cm" draw:marker-end-width="1.727cm" draw:fill="none" draw:fill-color="#ffffff" draw:textarea-horizontal-align="left" draw:auto-grow-height="true" draw:auto-grow-width="true" fo:min-height="7.569cm" fo:min-width="21.096cm" fo:padding-top="0.379cm" fo:padding-bottom="0.379cm" fo:padding-left="0.504cm" fo:padding-right="0.504cm"/>
    </style:style>
    <style:style style:name="P1" style:family="paragraph">
      <style:paragraph-properties fo:text-align="center"/>
      <style:text-properties fo:font-size="4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60pt"/>
    </style:style>
    <style:style style:name="P4" style:family="paragraph">
      <loext:graphic-properties draw:fill="none" draw:fill-color="#ffffff"/>
      <style:text-properties fo:font-size="60pt" style:font-size-asian="18pt" style:font-size-complex="18pt"/>
    </style:style>
    <style:style style:name="P5" style:family="paragraph">
      <style:paragraph-properties fo:text-align="center"/>
      <style:text-properties fo:font-size="44pt"/>
    </style:style>
    <style:style style:name="P6" style:family="paragraph">
      <style:paragraph-properties fo:text-align="center"/>
    </style:style>
    <style:style style:name="P7" style:family="paragraph">
      <style:text-properties fo:font-size="44pt" style:font-size-asian="18pt" style:font-size-complex="18pt"/>
    </style:style>
    <style:style style:name="P8" style:family="paragraph">
      <loext:graphic-properties draw:fill="none" draw:fill-color="#ffffff"/>
      <style:text-properties fo:font-size="44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size="44pt" style:font-size-asian="18pt" style:font-size-complex="18pt"/>
    </style:style>
    <style:style style:name="T2" style:family="text">
      <style:text-properties fo:font-size="60pt" style:font-size-asian="18pt" style:font-size-complex="18pt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8.539cm" svg:height="11.729cm" svg:x="3.736cm" svg:y="57.632cm">
          <text:p text:style-name="P1"><text:span text:style-name="T1">HW (CPU/TPU </text:span><text:span text:style-name="T1">Based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8.512cm" svg:height="10.682cm" svg:x="3.763cm" svg:y="46.696cm">
          <text:p text:style-name="P1"><text:span text:style-name="T1">Linux (Mendel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954cm" svg:height="8.169cm" svg:x="3.836cm" svg:y="38.363cm">
          <text:p text:style-name="P1"><text:span text:style-name="T1">OpenCV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1.36cm" svg:height="8.275cm" svg:x="16.987cm" svg:y="38.211cm">
          <text:p text:style-name="P1"><text:span text:style-name="T1">Dlib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3.843cm" svg:height="8.148cm" svg:x="28.547cm" svg:y="38.338cm">
          <text:p text:style-name="P1"><text:span text:style-name="T1">TensorFlow Lite</text:span>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8.666cm" svg:height="5.613cm" svg:x="3.863cm" svg:y="32.496cm">
          <text:p text:style-name="P1"><text:span text:style-name="T1">Object and Face Recognition Servers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1" draw:id="id1" draw:layer="layout" svg:width="38.666cm" svg:height="4.139cm" svg:x="3.863cm" svg:y="28.198cm">
          <text:p text:style-name="P1"><text:span text:style-name="T1">Zerorpc TCP </text:span><text:span text:style-name="T1">Socket</text:span>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curve" svg:x1="23.196cm" svg:y1="28.198cm" svg:x2="51.76cm" svg:y2="21.53cm" draw:start-shape="id1" draw:start-glue-point="0" draw:end-shape="id2" draw:end-glue-point="3" svg:d="M23196 28198c0-4446 9521-6668 28564-6668" svg:viewBox="0 0 28565 6669">
          <text:p/>
        </draw:connector>
        <draw:frame draw:style-name="gr9" draw:text-style-name="P4" draw:layer="layout" svg:width="24.856cm" svg:height="4.318cm" svg:x="10.835cm" svg:y="70.995cm">
          <draw:text-box>
            <text:p text:style-name="P3"><text:span text:style-name="T2">Coral </text:span><text:span text:style-name="T2">Develop</text:span><text:span text:style-name="T2">ment </text:span><text:span text:style-name="T2">Board</text:span></text:p>
          </draw:text-box>
        </draw:frame>
        <draw:custom-shape draw:style-name="gr10" draw:text-style-name="P1" draw:layer="layout" svg:width="62.357cm" svg:height="11.729cm" svg:x="51.636cm" svg:y="57.632cm">
          <text:p text:style-name="P1"><text:span text:style-name="T1">HW (CPU/GPU Based)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62.357cm" svg:height="10.682cm" svg:x="51.763cm" svg:y="46.696cm">
          <text:p text:style-name="P1"><text:span text:style-name="T1">Linux </text:span><text:span text:style-name="T1">(Ubuntu)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954cm" svg:height="8.169cm" svg:x="51.736cm" svg:y="38.363cm">
          <text:p text:style-name="P1"><text:span text:style-name="T1">OpenCV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1.36cm" svg:height="8.103cm" svg:x="64.787cm" svg:y="38.363cm">
          <text:p text:style-name="P1"><text:span text:style-name="T1">Dlib</text:span>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13.843cm" svg:height="4.188cm" svg:x="76.147cm" svg:y="38.198cm">
          <text:p text:style-name="P1"><text:span text:style-name="T1">TensorFlow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24.13cm" svg:height="18.435cm" svg:x="90.117cm" svg:y="28.051cm">
          <text:p text:style-name="P1"><text:span text:style-name="T1">ZoneMind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38.227cm" svg:height="5.486cm" svg:x="51.763cm" svg:y="32.623cm">
          <text:p text:style-name="P1"><text:span text:style-name="T1">Object and Face </text:span><text:span text:style-name="T1">Recognition </text:span><text:span text:style-name="T1">Servers</text:span></text:p>
          <draw:enhanced-geometry svg:viewBox="0 0 21600 21600" draw:type="rectangle" draw:enhanced-path="M 0 0 L 21600 0 21600 21600 0 21600 0 0 Z N"/>
        </draw:custom-shape>
        <draw:custom-shape draw:style-name="gr16" draw:text-style-name="P1" xml:id="id2" draw:id="id2" draw:layer="layout" svg:width="43.942cm" svg:height="13.041cm" svg:x="51.76cm" svg:y="15.01cm">
          <text:p text:style-name="P1"><text:span text:style-name="T1">Alarm Image Upload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2.319cm" svg:height="12.857cm" svg:x="95.794cm" svg:y="15.067cm">
          <text:p text:style-name="P5"><text:span text:style-name="T1">Video Generator</text:span></text:p>
          <draw:enhanced-geometry svg:viewBox="0 0 21600 21600" draw:type="rectangle" draw:enhanced-path="M 0 0 L 21600 0 21600 21600 0 21600 0 0 Z N"/>
        </draw:custom-shape>
        <draw:polygon draw:style-name="gr18" draw:text-style-name="P6" draw:layer="layout" svg:width="62.356cm" svg:height="25.067cm" svg:x="51.76cm" svg:y="2.778cm" svg:viewBox="0 0 62357 25068" draw:points="0,11918 0,0 62357,0 62357,25068 56515,25068 56515,11918 56515,12328">
          <text:p/>
        </draw:polygon>
        <draw:frame draw:style-name="gr19" draw:text-style-name="P8" draw:layer="layout" svg:width="10.671cm" svg:height="3.276cm" svg:x="79.44cm" svg:y="6.982cm">
          <draw:text-box>
            <text:p text:style-name="P7"><text:span text:style-name="T1">RESTFul API</text:span></text:p>
          </draw:text-box>
        </draw:frame>
        <draw:custom-shape draw:style-name="gr20" draw:text-style-name="P1" draw:layer="layout" svg:width="38.137cm" svg:height="4.138cm" svg:x="51.763cm" svg:y="28.228cm">
          <text:p text:style-name="P1"><text:span text:style-name="T1">Z</text:span><text:span text:style-name="T1">e</text:span><text:span text:style-name="T1">r</text:span><text:span text:style-name="T1">o</text:span><text:span text:style-name="T1">r</text:span><text:span text:style-name="T1">p</text:span><text:span text:style-name="T1">c</text:span><text:span text:style-name="T1"> </text:span><text:span text:style-name="T1">I</text:span><text:span text:style-name="T1">P</text:span><text:span text:style-name="T1">C</text:span><text:span text:style-name="T1"> </text:span><text:span text:style-name="T1">S</text:span><text:span text:style-name="T1">o</text:span><text:span text:style-name="T1">c</text:span><text:span text:style-name="T1">k</text:span><text:span text:style-name="T1">e</text:span><text:span text:style-name="T1">t</text:span></text:p>
          <draw:enhanced-geometry svg:viewBox="0 0 21600 21600" draw:type="rectangle" draw:enhanced-path="M 0 0 L 21600 0 21600 21600 0 21600 0 0 Z N"/>
        </draw:custom-shape>
        <draw:frame draw:style-name="gr21" draw:text-style-name="P4" draw:layer="layout" svg:width="7.403cm" svg:height="5.906cm" svg:x="81.862cm" svg:y="70.532cm">
          <draw:text-box>
            <text:p text:style-name="P3"><text:span text:style-name="T2">Server</text:span></text:p>
          </draw:text-box>
        </draw:frame>
        <draw:custom-shape draw:style-name="gr22" draw:text-style-name="P1" draw:layer="layout" svg:width="13.843cm" svg:height="4.189cm" svg:x="76.147cm" svg:y="42.486cm">
          <text:p text:style-name="P1"><text:span text:style-name="T1">CUDA/</text:span><text:span text:style-name="T1">CuDNN</text:span>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22.104cm" svg:height="8.327cm" svg:x="93.837cm" svg:y="73.517cm">
          <draw:text-box>
            <text:p text:style-name="P6"><text:span text:style-name="T3">smar</text:span><text:span text:style-name="T3">t-</text:span><text:span text:style-name="T3">zone</text:span><text:span text:style-name="T3">mind</text:span><text:span text:style-name="T3">er</text:span></text:p>
            <text:p text:style-name="P6"><text:span text:style-name="T3">Edge </text:span><text:span text:style-name="T3">Com</text:span><text:span text:style-name="T3">pute </text:span><text:span text:style-name="T3">Archi</text:span><text:span text:style-name="T3">tectu</text:span><text:span text:style-name="T3">re</text:span></text:p>
            <text:p text:style-name="P6"><text:span text:style-name="T3">Lind</text:span><text:span text:style-name="T3">o St. </text:span><text:span text:style-name="T3">Ange</text:span><text:span text:style-name="T3">l</text:span></text:p>
            <text:p text:style-name="P6"><text:span text:style-name="T3">V1.0, </text:span><text:span text:style-name="T3">4/20/</text:span><text:span text:style-name="T3">201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0T17:11:04.598068818</meta:creation-date>
    <dc:date>2019-04-20T19:46:30.662955280</dc:date>
    <meta:editing-duration>PT51M57S</meta:editing-duration>
    <meta:editing-cycles>12</meta:editing-cycles>
    <meta:generator>LibreOffice/6.0.7.3$Linux_X86_64 LibreOffice_project/00m0$Build-3</meta:generator>
    <meta:document-statistic meta:object-count="24"/>
  </office:meta>
</office:document-meta>
</file>